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Helvetica, sans-serif"/>
    <style:font-face style:name="Mangal1" svg:font-family="Mangal"/>
    <style:font-face style:name="OpenSymbol" svg:font-family="OpenSymbo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Text_20_body">
      <style:paragraph-properties fo:margin-left="0cm" fo:margin-right="0cm" fo:margin-top="0cm" fo:margin-bottom="0.291cm" style:line-height-at-least="0.397cm" fo:text-align="start" style:justify-single-word="false" fo:orphans="2" fo:widows="2" fo:text-indent="0cm" style:auto-text-inden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Zusammenfassung, Ergebnis</text:p>
      <text:p text:style-name="Standard"/>
      <text:p text:style-name="Standard">In den letzten Jahren hat der Einsatz von Computer-Programmen in großen, professionellen Fischzuchtbetrieben deren Wirtschaftlichkeit revolutioniert. Die Installierung solcher Software bleibt allerdings aufgrund der hohen Kosten nur außerhab Österreichs auftretenden „Fischmastbetrieben“ vorbehalten. Unter günstigen Rahmenbedingungen können sich aber die auf den ersten Blick hohen Investitionskosten schon in ein paar Jahren amortisieren. Derartige Fütterungsanlagen arbeiten computergesteuert vollautomatisch. </text:p>
      <text:p text:style-name="Standard"/>
      <text:p text:style-name="Standard">Für klein strukturierte Betriebe und für die Aufzucht von Fischen im Rahmen wissenschaftlicher Projekte – beispielhaft wird auf die laufenden Projekt-Arbeiten in der Fischzuchtanstalt Thaur verwiesen - <text:s/>sind solche computer-gesteuerten Anlagen aus Kostengründen unerschwinglich. Trotzdem muss auch bei solchen Aufzuchtsmaßnahmen mit den vorhandenen Resourcen sparsam umgegangen werden, weil im Einzelfall nur kostendeckende Budgets bereitgestellt werden. Im Rahmen dieser Diplomarbeit kamen die Diplomanden zur Erkenntnis, dass sich auch kleine Aufzuchtsmaßnahmen mit individueller Computer-Software steuern lassen. Dafür wurde für diese Diplomarbeit ein Prototpy eines Futterautomaten geschaffen, der speziell im Bruthaus eingesetzt werden kann, wo in vielen Fütterungsdurchgängen möglichst kleine Futterportionen verabreicht werden müssen, damit das hochwertige und teure Brutfutter so optimal wie möglich verwertet wird. Die Verantwortlichen dieser Fischzucht kennen die hohen Anforderungen, die notwendig sind, um eine Effizienzsteigerung durch die Fütterung zu erreichen. Diese ließ sich aber bisher nur durch persönlichen Ehrgeiz und viel uneigennütziges Engagement realisieren. Die automatische Fütterung würde menschliche Arbeitszeit sparen, Personalkosten reduzieren und die Tageszunahmen der Jungfische beschleunigen, weil auch an Wochenenden, Feiertagen und während der Urlaubszeit computer-gesteuert gefüttert werden könnte. Eine Weiterentwicklung dieser Software könnte auch genaue Aufzeichnungen und Auswertungen über den Sauerstoffgehalt des Zuchtbecken-Wassers (beeinflusst den Stoffwechsel eines Fisches) und den Futterverbrauch (Futtervorratshaltung) liefern. <text:s/>In regelmäßigen Zeitabständen könnte auch die Wassertemperatur in den Zuchtbecken (spielt im Verdauungsvorgang der Jungfische eine Rolle) und die Raumtemperatur im Bruthaus gemessen werden – allfällige Störungen außerhalb des „Normbereiches“ würden den Verantwortlichen kommuniziert (→ Internet-Überwachung). Über die laufenden Kontrollen könnten genaue Aufzeichnungen protokolliert und präzise Auswertungen bereitgestellt werden. Zuchtbecken-Überwachung mittels Webcam und vollautomatische, nächtliche Bruthaus-Beleuchtung könnten in einer Weiterentwicklung der entwickelten Software den Zuchterfolg zusätzlich absichern. <text:s/></text:p>
      <text:p text:style-name="Standard"/>
      <text:p text:style-name="Standard">Der Computer ist heute am Arbeitsplatz und in vielen anderen Bereichen selbstverständlich geworden. Nach Ansicht der Diplomanden könnten auch kleinstrukturierte Fischzuchtbetriebe von der „digitalen Revolution“ mit vergleichsweise geringen finanziellen Mitteln profitieren. Mit der Vernetzung von Computern würden sich für die Anwender darüber hinaus auch Möglichkeiten eröffnen, den Kostenfaktor „Arbeit“ zu entlasten, weil dringende Aktivitäten nicht mehr unbedingt „vor Ort“ verrichtet werden müssten. </text:p>
      <text:p text:style-name="Standard"/>
      <text:p text:style-name="Standard"/>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Helvetica, sans-serif"/>
    <style:font-face style:name="Mangal1" svg:font-family="Mangal"/>
    <style:font-face style:name="OpenSymbol" svg:font-family="OpenSymbo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07T17:28:31.13</meta:creation-date>
    <dc:date>2012-04-07T20:45:56.11</dc:date>
    <meta:editing-duration>PT1H54M52S</meta:editing-duration>
    <meta:editing-cycles>15</meta:editing-cycles>
    <meta:generator>LibreOffice/3.4$Win32 LibreOffice_project/340m1$Build-302</meta:generator>
    <meta:document-statistic meta:table-count="0" meta:image-count="0" meta:object-count="0" meta:page-count="1" meta:paragraph-count="4" meta:word-count="386" meta:character-count="3346" meta:non-whitespace-character-count="2958"/>
  </office:meta>
</office:document-meta>
</file>